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Ubuntu Light" svg:font-family="Ubuntu Light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Ubuntu L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Ubuntu Light"/>
    </style:style>
    <style:style style:name="TableColumn4" style:family="table-column">
      <style:table-column-properties style:column-width="1.3194in" style:use-optimal-column-width="false"/>
    </style:style>
    <style:style style:name="TableColumn5" style:family="table-column">
      <style:table-column-properties style:column-width="5.6055in" style:use-optimal-column-width="false"/>
    </style:style>
    <style:style style:name="Table3" style:family="table">
      <style:table-properties style:width="6.925in" fo:margin-left="-0.00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Standard" style:family="paragraph">
      <style:text-properties style:font-name="Ubuntu Light"/>
    </style:style>
    <style:style style:name="P9" style:parent-style-name="Standard" style:family="paragraph">
      <style:text-properties style:font-name="Ubuntu Light"/>
    </style:style>
    <style:style style:name="P10" style:parent-style-name="Standard" style:family="paragraph">
      <style:text-properties style:font-name="Ubuntu Light"/>
    </style:style>
    <style:style style:name="P11" style:parent-style-name="Standard" style:family="paragraph">
      <style:text-properties style:font-name="Ubuntu Light"/>
    </style:style>
    <style:style style:name="P12" style:parent-style-name="Standard" style:family="paragraph">
      <style:text-properties style:font-name="Ubuntu Light"/>
    </style:style>
    <style:style style:name="P13" style:parent-style-name="Standard" style:family="paragraph">
      <style:text-properties style:font-name="Ubuntu Light"/>
    </style:style>
    <style:style style:name="P14" style:parent-style-name="Standard" style:family="paragraph">
      <style:text-properties style:font-name="Ubuntu Light"/>
    </style:style>
    <style:style style:name="P15" style:parent-style-name="Standard" style:family="paragraph">
      <style:text-properties style:font-name="Ubuntu Light"/>
    </style:style>
    <style:style style:name="P16" style:parent-style-name="Standard" style:family="paragraph">
      <style:text-properties style:font-name="Ubuntu Light"/>
    </style:style>
    <style:style style:name="P17" style:parent-style-name="Standard" style:family="paragraph">
      <style:text-properties style:font-name="Ubuntu Light"/>
    </style:style>
    <style:style style:name="P18" style:parent-style-name="Standard" style:family="paragraph">
      <style:text-properties style:font-name="Ubuntu Light"/>
    </style:style>
    <style:style style:name="P19" style:parent-style-name="Standard" style:family="paragraph">
      <style:text-properties style:font-name="Ubuntu Light"/>
    </style:style>
    <style:style style:name="P20" style:parent-style-name="Standard" style:family="paragraph">
      <style:text-properties style:font-name="Ubuntu Light"/>
    </style:style>
    <style:style style:name="P21" style:parent-style-name="Standard" style:family="paragraph">
      <style:text-properties style:font-name="Ubuntu Light"/>
    </style:style>
    <style:style style:name="P22" style:parent-style-name="Standard" style:family="paragraph">
      <style:text-properties style:font-name="Ubuntu Light"/>
    </style:style>
    <style:style style:name="P23" style:parent-style-name="Standard" style:family="paragraph">
      <style:text-properties style:font-name="Ubuntu Light"/>
    </style:style>
    <style:style style:name="P24" style:parent-style-name="Standard" style:family="paragraph">
      <style:text-properties style:font-name="Ubuntu Light"/>
    </style:style>
    <style:style style:name="P25" style:parent-style-name="Standard" style:family="paragraph">
      <style:text-properties style:font-name="Ubuntu Light"/>
    </style:style>
    <style:style style:name="P26" style:parent-style-name="Standard" style:family="paragraph">
      <style:text-properties style:font-name="Ubuntu Light"/>
    </style:style>
    <style:style style:name="P27" style:parent-style-name="Standard" style:family="paragraph">
      <style:text-properties style:font-name="Ubuntu Light"/>
    </style:style>
    <style:style style:name="P28" style:parent-style-name="Standard" style:family="paragraph">
      <style:text-properties style:font-name="Ubuntu Light"/>
    </style:style>
    <style:style style:name="P29" style:parent-style-name="Standard" style:family="paragraph">
      <style:text-properties style:font-name="Ubuntu Light"/>
    </style:style>
    <style:style style:name="P30" style:parent-style-name="Standard" style:family="paragraph">
      <style:text-properties style:font-name="Ubuntu Light"/>
    </style:style>
    <style:style style:name="P31" style:parent-style-name="Standard" style:family="paragraph">
      <style:text-properties style:font-name="Ubuntu Light"/>
    </style:style>
    <style:style style:name="P32" style:parent-style-name="Standard" style:family="paragraph">
      <style:text-properties style:font-name="Ubuntu Light"/>
    </style:style>
    <style:style style:name="P33" style:parent-style-name="Standard" style:family="paragraph">
      <style:text-properties style:font-name="Ubuntu Light"/>
    </style:style>
    <style:style style:name="P34" style:parent-style-name="Standard" style:family="paragraph">
      <style:text-properties style:font-name="Ubuntu Light"/>
    </style:style>
    <style:style style:name="P35" style:parent-style-name="Standard" style:family="paragraph">
      <style:text-properties style:font-name="Ubuntu Light"/>
    </style:style>
    <style:style style:name="P36" style:parent-style-name="Standard" style:family="paragraph">
      <style:text-properties style:font-name="Ubuntu Light"/>
    </style:style>
    <style:style style:name="P37" style:parent-style-name="Standard" style:family="paragraph">
      <style:text-properties style:font-name="Ubuntu Light"/>
    </style:style>
    <style:style style:name="P38" style:parent-style-name="Standard" style:family="paragraph">
      <style:text-properties style:font-name="Ubuntu Light"/>
    </style:style>
    <style:style style:name="P39" style:parent-style-name="Standard" style:family="paragraph">
      <style:text-properties style:font-name="Ubuntu Light"/>
    </style:style>
    <style:style style:name="P40" style:parent-style-name="Standard" style:family="paragraph">
      <style:text-properties style:font-name="Ubuntu Light"/>
    </style:style>
    <style:style style:name="P41" style:parent-style-name="Standard" style:family="paragraph">
      <style:text-properties style:font-name="Ubuntu Light"/>
    </style:style>
    <style:style style:name="P42" style:parent-style-name="Standard" style:family="paragraph">
      <style:text-properties style:font-name="Ubuntu Light"/>
    </style:style>
    <style:style style:name="T43" style:parent-style-name="DefaultParagraphFont" style:family="text">
      <style:text-properties style:font-name="Ubuntu Light"/>
    </style:style>
    <style:style style:name="T44" style:parent-style-name="DefaultParagraphFont" style:family="text">
      <style:text-properties style:font-name="Wingdings" style:font-name-asian="Wingdings" style:font-name-complex="Wingdings"/>
    </style:style>
    <style:style style:name="P45" style:parent-style-name="Standard" style:family="paragraph">
      <style:text-properties style:font-name="Ubuntu Light"/>
    </style:style>
    <style:style style:name="P46" style:parent-style-name="Standard" style:family="paragraph">
      <style:text-properties style:font-name="Ubuntu Light"/>
    </style:style>
    <style:style style:name="P47" style:parent-style-name="Standard" style:family="paragraph">
      <style:text-properties style:font-name="Ubuntu Light"/>
    </style:style>
    <style:style style:name="TableCell48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Standard" style:family="paragraph">
      <style:text-properties style:font-name="Ubuntu Light"/>
    </style:style>
    <style:style style:name="P50" style:parent-style-name="Standard" style:family="paragraph">
      <style:text-properties style:font-name="Ubuntu Light"/>
    </style:style>
    <style:style style:name="T51" style:parent-style-name="DefaultParagraphFont" style:family="text">
      <style:text-properties style:font-name="Ubuntu Light"/>
    </style:style>
    <style:style style:name="T52" style:parent-style-name="DefaultParagraphFont" style:family="text">
      <style:text-properties style:font-name="Ubuntu Light"/>
    </style:style>
    <style:style style:name="T53" style:parent-style-name="DefaultParagraphFont" style:family="text">
      <style:text-properties style:font-name="Ubuntu Light"/>
    </style:style>
    <style:style style:name="T54" style:parent-style-name="DefaultParagraphFont" style:family="text">
      <style:text-properties style:font-name="Wingdings" style:font-name-asian="Wingdings" style:font-name-complex="Wingdings"/>
    </style:style>
    <style:style style:name="T55" style:parent-style-name="DefaultParagraphFont" style:family="text">
      <style:text-properties style:font-name="Ubuntu Light"/>
    </style:style>
    <style:style style:name="T56" style:parent-style-name="DefaultParagraphFont" style:family="text">
      <style:text-properties style:font-name="Wingdings" style:font-name-asian="Wingdings" style:font-name-complex="Wingdings"/>
    </style:style>
    <style:style style:name="T57" style:parent-style-name="DefaultParagraphFont" style:family="text">
      <style:text-properties style:font-name="Ubuntu Light"/>
    </style:style>
    <style:style style:name="T58" style:parent-style-name="DefaultParagraphFont" style:family="text">
      <style:text-properties style:font-name="Wingdings" style:font-name-asian="Wingdings" style:font-name-complex="Wingdings"/>
    </style:style>
    <style:style style:name="T59" style:parent-style-name="DefaultParagraphFont" style:family="text">
      <style:text-properties style:font-name="Ubuntu Light"/>
    </style:style>
    <style:style style:name="T60" style:parent-style-name="DefaultParagraphFont" style:family="text">
      <style:text-properties style:font-name="Wingdings" style:font-name-asian="Wingdings" style:font-name-complex="Wingdings"/>
    </style:style>
    <style:style style:name="T61" style:parent-style-name="DefaultParagraphFont" style:family="text">
      <style:text-properties style:font-name="Ubuntu Light"/>
    </style:style>
    <style:style style:name="T62" style:parent-style-name="DefaultParagraphFont" style:family="text">
      <style:text-properties style:font-name="Ubuntu Light"/>
    </style:style>
    <style:style style:name="T63" style:parent-style-name="DefaultParagraphFont" style:family="text">
      <style:text-properties style:font-name="Ubuntu Light"/>
    </style:style>
    <style:style style:name="P64" style:parent-style-name="Standard" style:family="paragraph">
      <style:text-properties style:font-name="Ubuntu Light"/>
    </style:style>
    <style:style style:name="P65" style:parent-style-name="Standard" style:family="paragraph">
      <style:text-properties style:font-name="Ubuntu Light"/>
    </style:style>
    <style:style style:name="P66" style:parent-style-name="Standard" style:family="paragraph">
      <style:text-properties style:font-name="Ubuntu Light"/>
    </style:style>
  </office:automatic-styles>
  <office:body>
    <office:text text:use-soft-page-breaks="true">
      <text:p text:style-name="P1">Estimated Prophet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#m <text:s/>Bm6</text:p>
            <text:p text:style-name="P9"/>
            <text:p text:style-name="P10"/>
            <text:p text:style-name="P11"/>
            <text:p text:style-name="P12"/>
            <text:p text:style-name="P13"/>
            <text:p text:style-name="P14"/>
            <text:p text:style-name="P15"/>
            <text:p text:style-name="P16">G <text:s text:c="3"/>C <text:s/>G <text:s/>FC</text:p>
            <text:p text:style-name="P17"/>
            <text:p text:style-name="P18"/>
            <text:p text:style-name="P19"/>
            <text:p text:style-name="P20"/>
            <text:p text:style-name="P21">F#m <text:s text:c="2"/>Bm6</text:p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>G <text:s text:c="3"/>C <text:s/>G <text:s/>FC</text:p>
            <text:p text:style-name="P30"/>
            <text:p text:style-name="P31"/>
            <text:p text:style-name="P32"/>
            <text:p text:style-name="P33"/>
            <text:p text:style-name="P34">G <text:s text:c="3"/>C <text:s/>G <text:s/>FC</text:p>
            <text:p text:style-name="P35"/>
            <text:p text:style-name="P36"/>
            <text:p text:style-name="P37"/>
            <text:p text:style-name="P38"/>
            <text:p text:style-name="P39">Dm <text:s text:c="3"/>E7</text:p>
            <text:p text:style-name="P40">Dm <text:s text:c="3"/>E7</text:p>
            <text:p text:style-name="P41">Dm <text:s text:c="3"/>E7</text:p>
            <text:p text:style-name="P42">Dm</text:p>
            <text:p text:style-name="Standard"><text:span text:style-name="T43">Walk-ups<text:s/></text:span><text:span text:style-name="T44"></text:span></text:p>
            <text:p text:style-name="P45">G <text:s text:c="2"/>C <text:s/>G <text:s/>FC</text:p>
            <text:p text:style-name="P46"/>
            <text:p text:style-name="P47">F#m <text:s/>Bm6...</text:p>
          </table:table-cell>
          <table:table-cell table:style-name="TableCell48">
            <text:p text:style-name="P49">My<text:s/>time coming, any day, don't worry about me, no<text:line-break/>Been so long I felt this way, I’m in no hurry, no<text:line-break/>Rainbows and down that highway where ocean breezes blow<text:line-break/>My time coming, voices saying they tell me where to go.<text:line-break/><text:line-break/>Don't worry about me, nah nah nah, don't worry<text:s/>about me, no<text:line-break/>And I’m in no hurry, nah nah nah, I know where to go.<text:line-break/><text:line-break/>California, preaching on the burning shore<text:line-break/>California, I'll be knocking on the golden door<text:line-break/>Like an angel, standing in a shaft of light<text:line-break/>Rising up to paradise, I know I’m gonna shine.<text:line-break/><text:line-break/>My time coming, any day, don't worry about me, no<text:line-break/>Its gonna be just like they say, them voices tell me so<text:line-break/>Seems so long I felt this way and time’s sure passin’ slow<text:line-break/>Still I know I lead the way, they tell me where I go.<text:line-break/><text:line-break/>Don't worry about me, no no no, don't worry about me, no<text:line-break/>And I’m in no hurry, no no no, I know where to go.<text:line-break/><text:line-break/>California, a prophet on the burning shore<text:line-break/>California, I'll be knocking on the golden door<text:line-break/>Like an angel, standing in a shaft of light<text:line-break/>Rising up to paradise, I know I’m gonna shine.<text:line-break/><text:line-break/>You’ve all been asleep, you would not believe me<text:s/>[Oooohh]<text:line-break/>Them voices tellin’ me, you will soon receive me<text:s/>[Oooohh]<text:line-break/>Standing on the beach, the sea will part before me [Fire wheel burning in the air!]<text:line-break/>You will follow me and we will ride to glory [way up, the middle of the air!]<text:line-break/><text:line-break/>And I'll call down thunder and speak the same</text:p>
            <text:p text:style-name="P50">And my work fills the sky with flame<text:line-break/>And might and glory gonna be my name</text:p>
            <text:p text:style-name="Standard"><text:span text:style-name="T51">And men gonna light my way.</text:span><text:span text:style-name="T52"><text:line-break/></text:span><text:span text:style-name="T53">[F<text:s/></text:span><text:span text:style-name="T54"></text:span><text:span text:style-name="T55"><text:s/>A <text:s text:c="2"/>Bm<text:s/></text:span><text:span text:style-name="T56"></text:span><text:span text:style-name="T57"><text:s/>Dm <text:s/>Am<text:s/></text:span><text:span text:style-name="T58"></text:span><text:span text:style-name="T59"><text:s/>Cm Gm<text:s/></text:span><text:span text:style-name="T60"></text:span><text:span text:style-name="T61"><text:s/>Bbm <text:s/>Fm Ab Bb]</text:span><text:span text:style-name="T62"><text:line-break/></text:span><text:span text:style-name="T63">[jam]</text:span></text:p>
            <text:p text:style-name="P64"/>
            <text:p text:style-name="P65">My time coming, any day, don't worry about me, no<text:line-break/>Its<text:s/>gonna be just like they say, them voices tell me so<text:line-break/>Seems so long I felt this way and time sure passin slow<text:line-break/>My time coming, any day, don't worry about me, no<text:line-break/>Don't worry about me, no no no, don't worry about me, no<text:line-break/>And I’m in no hurry, no no no, don't worry about me, no.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Ubuntu Light" svg:font-family="Ubuntu Light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an Dowd</meta:initial-creator>
    <dc:creator>Dowd, Sean</dc:creator>
    <meta:creation-date>2011-06-14T15:12:00Z</meta:creation-date>
    <dc:date>2015-01-06T16:01:00Z</dc:date>
    <meta:template xlink:href="Normal.dotm" xlink:type="simple"/>
    <meta:editing-cycles>5</meta:editing-cycles>
    <meta:editing-duration>PT900S</meta:editing-duration>
    <meta:document-statistic meta:page-count="1" meta:paragraph-count="3" meta:word-count="299" meta:character-count="2001" meta:row-count="14" meta:non-whitespace-character-count="1705"/>
  </office:meta>
</office:document-meta>
</file>